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6.9cm" svg:y="0.45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4.9cm" svg:y="4.8cm">
          <draw:text-box>
            <text:p><text:span text:style-name="T1">i</text:span></text:p>
          </draw:text-box>
        </draw:frame>
        <draw:frame draw:style-name="gr3" draw:text-style-name="P2" draw:layer="layout" svg:width="13.277cm" svg:height="7.468cm" svg:x="0.623cm" svg:y="1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2-11-07T11:14:12.692070760</dc:date>
    <meta:editing-duration>PT7M40S</meta:editing-duration>
    <meta:editing-cycles>20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automatic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278cm" svg:height="7.469cm" xlink:href="." xlink:type="simple" chart:class="chart:scatter" chart:style-name="ch1">
        <chart:plot-area chart:style-name="ch2" chart:data-source-has-labels="both" svg:x="0.265cm" svg:y="0.149cm" svg:width="12.748cm" svg:height="7.171cm">
          <chartooo:coordinate-region svg:x="0.411cm" svg:y="0.348cm" svg:width="12.508cm" svg:height="6.773cm"/>
          <chart:axis chart:dimension="x" chart:name="primary-x" chart:style-name="ch3" chartooo:axis-type="auto">
            <chart:categories table:cell-range-address="local-table.$A$2:.$A$8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